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</office:automatic-styles>
  <office:body>
    <office:text text:use-soft-page-breaks="true">
      <text:p text:style-name="P1">Feedback</text:p>
      <text:p text:style-name="Normal">général</text:p>
      <text:p text:style-name="Normal"><text:tab/>inverser couleur bouton<text:s/></text:p>
      <text:p text:style-name="Normal"/>
      <text:p text:style-name="Normal">footer</text:p>
      <text:p text:style-name="Normal"><text:tab/>facebook en premier</text:p>
      <text:p text:style-name="Normal"><text:tab/>sponsor sur tablette</text:p>
      <text:p text:style-name="Normal"/>
      <text:p text:style-name="Normal">Fiche artiste</text:p>
      <text:p text:style-name="Normal"><text:tab/>liens réseaux sociaux<text:s/></text:p>
      <text:p text:style-name="Normal"><text:tab/>dans la même cat :</text:p>
      <text:p text:style-name="Normal"><text:tab/><text:tab/>à la même heure</text:p>
      <text:p text:style-name="Normal"><text:tab/><text:tab/>le même jour</text:p>
      <text:p text:style-name="Normal"/>
      <text:p text:style-name="Normal">fiche activité</text:p>
      <text:p text:style-name="Normal"><text:tab/>dans la même cat :</text:p>
      <text:p text:style-name="Normal"><text:tab/><text:tab/>à la même heure</text:p>
      <text:p text:style-name="Normal"><text:tab/><text:tab/>le même jour</text:p>
      <text:p text:style-name="Normal"/>
      <text:p text:style-name="Normal">Espace Presse</text:p>
      <text:p text:style-name="Normal"><text:tab/>icone fichier</text:p>
      <text:p text:style-name="Normal"><text:tab/>pagina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osquet Eric</meta:initial-creator>
    <dc:creator>Closquet Eric</dc:creator>
    <meta:creation-date>2017-10-11T12:02:00Z</meta:creation-date>
    <dc:date>2017-10-11T12:14:00Z</dc:date>
    <meta:template xlink:href="Normal.dotm" xlink:type="simple"/>
    <meta:editing-cycles>2</meta:editing-cycles>
    <meta:editing-duration>PT720S</meta:editing-duration>
    <meta:document-statistic meta:page-count="1" meta:paragraph-count="1" meta:word-count="45" meta:character-count="297" meta:row-count="2" meta:non-whitespace-character-count="253"/>
  </office:meta>
</office:document-meta>
</file>